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officeooo:rsid="000bf9c8" officeooo:paragraph-rsid="000bf9c8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0a731b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a6099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242729" style:font-name="inherit" fo:font-size="11.2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3" style:family="text">
      <style:text-properties fo:font-variant="normal" fo:text-transform="none" fo:color="#242729" style:font-name="inheri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242729" style:font-name="inherit" fo:letter-spacing="normal" fo:font-style="normal" fo:font-weight="normal"/>
    </style:style>
    <style:style style:name="T5" style:family="text">
      <style:text-properties fo:font-variant="normal" fo:text-transform="none" fo:color="#242729" style:font-name="inherit" fo:font-size="12pt" fo:letter-spacing="normal" fo:font-style="normal" fo:font-weight="bold" style:font-size-asian="12pt" style:font-size-complex="12pt" loext:padding="0in" loext:border="none"/>
    </style:style>
    <style:style style:name="T6" style:family="text">
      <style:text-properties fo:font-variant="normal" fo:text-transform="none" fo:color="#242729" style:font-name="inherit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8" style:family="text">
      <style:text-properties fo:font-variant="normal" fo:text-transform="none" fo:color="#242729" style:font-name="Arial" fo:letter-spacing="normal" fo:font-style="normal" fo:font-weight="normal"/>
    </style:style>
    <style:style style:name="T9" style:family="text">
      <style:text-properties fo:font-variant="normal" fo:text-transform="none" fo:color="#242729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42729" style:font-name="Consolas" fo:font-size="9.7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242729" style:font-name="Consolas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242729" style:font-name="Consolas" fo:font-size="12pt" fo:letter-spacing="normal" fo:font-style="normal" fo:font-weight="normal" style:font-size-asian="12pt" style:font-size-complex="12pt" loext:padding="0in" loext:border="none"/>
    </style:style>
    <style:style style:name="T13" style:family="text">
      <style:text-properties fo:font-variant="normal" fo:text-transform="none" fo:color="#242729" fo:font-size="12pt" fo:letter-spacing="normal" fo:font-style="normal" fo:font-weight="bold" style:font-size-asian="12pt" style:font-size-complex="12pt" loext:padding="0in" loext:border="none"/>
    </style:style>
    <style:style style:name="T14" style:family="text">
      <style:text-properties fo:font-variant="normal" fo:text-transform="none" fo:color="#242729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242729" fo:font-size="12pt" fo:letter-spacing="normal" fo:font-style="normal" fo:font-weight="normal" style:font-size-asian="12pt" style:font-size-complex="12pt" loext:padding="0in" loext:border="none"/>
    </style:style>
    <style:style style:name="T16" style:family="text">
      <style:text-properties fo:font-variant="normal" fo:text-transform="none" fo:color="#242729" style:font-name="Times New Roman" fo:font-size="12pt" fo:letter-spacing="normal" fo:font-style="normal" fo:font-weight="bold" style:font-size-asian="12pt" style:font-size-complex="12pt" loext:padding="0in" loext:border="none"/>
    </style:style>
    <style:style style:name="T17" style:family="text">
      <style:text-properties fo:font-variant="normal" fo:text-transform="none" fo:color="#242729" style:font-name="Times New Roman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42729" style:font-name="Times New Roman" fo:font-size="12pt" fo:letter-spacing="normal" fo:font-style="normal" fo:font-weight="normal" style:font-size-asian="12pt" style:font-size-complex="12pt" loext:padding="0in" loext:border="none"/>
    </style:style>
    <style:style style:name="T19" style:family="text">
      <style:text-properties fo:font-variant="normal" fo:text-transform="none" fo:color="#242729" style:font-name="Times New Roman" fo:font-size="12pt" fo:letter-spacing="normal" fo:font-style="normal" fo:font-weight="normal" fo:background-color="#ffff00" loext:char-shading-value="0" style:font-size-asian="12pt" style:font-size-complex="12pt" loext:padding="0in" loext:border="none"/>
    </style:style>
    <style:style style:name="T20" style:family="text">
      <style:text-properties fo:font-variant="normal" fo:text-transform="none" fo:color="#242729" style:font-name="Times New Roman" fo:font-size="12pt" fo:letter-spacing="normal" fo:font-style="normal" fo:font-weight="normal" fo:background-color="#ffff00" loext:char-shading-value="0" style:font-size-asian="12pt" style:font-size-complex="12pt" loext:padding="0in" loext:border="none"/>
    </style:style>
    <style:style style:name="T21" style:family="text">
      <style:text-properties fo:font-variant="normal" fo:text-transform="none" fo:color="#6d1a1a" style:font-name="inherit" fo:font-size="11.2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2" style:family="text">
      <style:text-properties fo:font-variant="normal" fo:text-transform="none" fo:color="#6d1a1a" style:font-name="inherit" fo:letter-spacing="normal" fo:font-style="normal" style:text-underline-style="solid" style:text-underline-width="auto" style:text-underline-color="font-color" fo:font-weight="normal" loext:padding="0in" loext:border="none"/>
    </style:style>
    <style:style style:name="T23" style:family="text">
      <style:text-properties fo:font-variant="normal" fo:text-transform="none" fo:color="#6d1a1a" style:font-name="inherit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in" loext:border="none"/>
    </style:style>
    <style:style style:name="T24" style:family="text">
      <style:text-properties fo:font-variant="normal" fo:text-transform="none" fo:color="#6d1a1a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in" loext:border="none"/>
    </style:style>
    <style:style style:name="T25" style:family="text">
      <style:text-properties fo:font-variant="normal" fo:text-transform="none" fo:color="#6d1a1a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in" loext:border="none"/>
    </style:style>
    <text:list-style style:name="L1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3126in"/>
      </text:list-level-style-number>
      <text:list-level-style-bullet text:level="2" text:style-name="Bullet_20_Symbols" text:bullet-char="•">
        <style:list-level-properties text:space-before="0.6252in"/>
        <style:text-properties style:font-name="OpenSymbol"/>
      </text:list-level-style-bullet>
      <text:list-level-style-bullet text:level="3" text:style-name="Bullet_20_Symbols" text:bullet-char="•">
        <style:list-level-properties text:space-before="0.9374in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16">See below for my full setup instructions for remotely managing Hyper-V 2016 via Windows 10 Professional. </text:span></text:span><text:span text:style-name="T17">My setup involved two separate physical machines - I install both systems from scratch.</text:span></text:p>
      <text:p text:style-name="P5"><text:span text:style-name="Strong_20_Emphasis"><text:span text:style-name="T16">On the Hyper-V server</text:span></text:span></text:p>
      <text:list xml:id="list3367682857" text:style-name="L1">
        <text:list-item>
          <text:p text:style-name="P6"><text:span text:style-name="T17">Install </text:span><text:a xlink:type="simple" xlink:href="https://www.microsoft.com/en-us/evalcenter/evaluate-hyper-v-server-2016" text:style-name="Internet_20_link" text:visited-style-name="Visited_20_Internet_20_Link"><text:span text:style-name="T25">Hyper-V Server 2016</text:span></text:a><text:span text:style-name="T17"> (via GUI)</text:span></text:p>
        </text:list-item>
        <text:list-item>
          <text:p text:style-name="P6"><text:span text:style-name="T17">Set password Note: change following in the terminal gui running </text:span><text:span text:style-name="Source_20_Text"><text:span text:style-name="T18">sconfig</text:span></text:span></text:p>
        </text:list-item>
        <text:list-item>
          <text:p text:style-name="P10">Set computer name (e.g. server-1); note: do NOT use periods</text:p>
        </text:list-item>
        <text:list-item>
          <text:p text:style-name="P10">Configure remote management (disabled =&gt; enabled)</text:p>
        </text:list-item>
        <text:list-item>
          <text:p text:style-name="P10">Remote Desktop (disabled =&gt; enabled)</text:p>
        </text:list-item>
        <text:list-item>
          <text:p text:style-name="P10">In the Powershell window, run as admin:</text:p>
        </text:list-item>
      </text:list>
      <text:p text:style-name="P9"/>
      <text:p text:style-name="P12">Powershell commands:</text:p>
      <text:p text:style-name="P1"><text:span text:style-name="Source_20_Text"><text:span text:style-name="T20">Enable-PSRemoting</text:span></text:span></text:p>
      <text:p text:style-name="P2"><text:span text:style-name="Source_20_Text"><text:span text:style-name="T20">Enable-WSManCredSSP -Role server</text:span></text:span></text:p>
      <text:p text:style-name="P5"><text:span text:style-name="Strong_20_Emphasis"><text:span text:style-name="T16">On the desktop/laptop you're going to manage Hyper-V remotely</text:span></text:span></text:p>
      <text:list xml:id="list256543496" text:style-name="L2">
        <text:list-item>
          <text:p text:style-name="P11">Install Windows 10 Professional/your drivers/your apps (GUI)</text:p>
        </text:list-item>
        <text:list-item>
          <text:p text:style-name="P11">Change your network adapter setting</text:p>
          <text:list>
            <text:list-item>
              <text:p text:style-name="P8"><text:span text:style-name="T17"><text:s/>If on older patches of Windows 10</text:span></text:p>
              <text:list>
                <text:list-item>
                  <text:p text:style-name="P8"><text:span text:style-name="T17">Click Start &gt; Search "Homegroup" &gt; Launch "Homegroup"</text:span></text:p>
                </text:list-item>
                <text:list-item>
                  <text:p text:style-name="P11">Click on the link to change network type (public =&gt; private)</text:p>
                </text:list-item>
              </text:list>
            </text:list-item>
            <text:list-item>
              <text:p text:style-name="P11"><text:s/>If on newer patches of Windows 10</text:p>
              <text:list>
                <text:list-item>
                  <text:p text:style-name="P11">Try this: go to "Start Menu &gt; (type) 'Ethernet' &gt; (click) Ethernet adapter &gt; (click) Private"</text:p>
                </text:list-item>
              </text:list>
            </text:list-item>
          </text:list>
        </text:list-item>
        <text:list-item>
          <text:p text:style-name="P11">Add a DNS entry in your hostfile (run notepad as Administrator)</text:p>
          <text:list>
            <text:list-item>
              <text:p text:style-name="P11"><text:s/>Edit "C:\Windows\System32\drivers\etc\hosts"</text:p>
            </text:list-item>
            <text:list-item>
              <text:p text:style-name="P11"><text:s/>Add an entry like "192.168.100.2 server-1"</text:p>
            </text:list-item>
          </text:list>
        </text:list-item>
        <text:list-item>
          <text:p text:style-name="P11">In the Powershell window, run as admin:</text:p>
        </text:list-item>
      </text:list>
      <text:p text:style-name="P9"/>
      <text:p text:style-name="P12">Powershell commands:</text:p>
      <text:p text:style-name="P1"><text:span text:style-name="Source_20_Text"><text:span text:style-name="T20">Enable-PSRemoting</text:span></text:span></text:p>
      <text:p text:style-name="P2"><text:span text:style-name="Source_20_Text"><text:span text:style-name="T20">Set-Item WSMan:\localhost\Client\TrustedHosts -Value server-1</text:span></text:span></text:p>
      <text:p text:style-name="P2"><text:span text:style-name="Source_20_Text"><text:span text:style-name="T20">Enable-WSManCredSSP -Role client -DelegateComputer server-1</text:span></text:span></text:p>
      <text:p text:style-name="P2"><text:span text:style-name="Source_20_Text"><text:span text:style-name="T20">Enable-WindowsOptionalFeature -Online -FeatureName:Microsoft-Hyper-V -All</text:span></text:span></text:p>
      <text:p text:style-name="P2"><text:span text:style-name="Source_20_Text"><text:span text:style-name="T20">cmdkey /add:server-1 /user:Administrator /pass</text:span></text:span></text:p>
      <text:p text:style-name="P5"><text:span text:style-name="Strong_20_Emphasis"><text:span text:style-name="T16">Note</text:span></text:span></text:p>
      <text:p text:style-name="P5"><text:span text:style-name="T17">The official Microsoft documentation was missing the </text:span><text:span text:style-name="Strong_20_Emphasis"><text:span text:style-name="T16">cmdkey</text:span></text:span><text:span text:style-name="T17"> instruction, which registers the login info necessary to get into the Hyper-V server. I found it in a separate doc.</text:span></text:p>
      <text:p text:style-name="P3"/>
      <text:p text:style-name="P3"/>
      <text:p text:style-name="P3"/>
      <text:p text:style-name="P3"/>
      <text:p text:style-name="P3"/>
      <text:p text:style-name="P4">Link Reference:</text:p>
      <text:p text:style-name="P4"><text:a xlink:type="simple" xlink:href="https://serverfault.com/questions/852144/how-do-i-remotely-manage-hyper-v-2016-standalone-via-windows-10" text:style-name="Internet_20_link" text:visited-style-name="Visited_20_Internet_20_Link">https://serverfault.com/questions/852144/how-do-i-remotely-manage-hyper-v-2016-standalone-via-windows-10</text:a> </text:p>
      <text:p text:style-name="P4"/>
      <text:p text:style-name="P4"><text:a xlink:type="simple" xlink:href="https://www.youtube.com/watch?v=53xFqRaqSno" text:style-name="Internet_20_link" text:visited-style-name="Visited_20_Internet_20_Link">https://www.youtube.com/watch?v=53xFqRaqSno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0T14:46:15.506000000</meta:creation-date>
    <dc:date>2020-04-20T14:49:55.337000000</dc:date>
    <meta:editing-duration>PT3M40S</meta:editing-duration>
    <meta:editing-cycles>3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34" meta:word-count="251" meta:character-count="1839" meta:non-whitespace-character-count="1633"/>
  </office:meta>
</office:document-meta>
</file>